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0db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1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1T20:14:54.502255586</dc:date>
    <meta:editing-duration>PT9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5" meta:character-count="373" meta:non-whitespace-character-count="345"/>
  </office:meta>
</office:document-meta>
</file>